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var wp--custom--typography--body--font-family" svg:font-family="'var wp--custom--typography--body--font-family',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text-properties style:font-name="Arial"/>
    </style:style>
    <style:style style:name="T1" style:family="text">
      <style:text-properties style:font-name="Arial"/>
    </style:style>
  </office:automatic-styles>
  <office:body>
    <office:text>
      <text:tracked-changes text:track-changes="false">
        <text:changed-region xml:id="ct1783895090592" text:id="ct1783895090592">
          <text:deletion>
            <office:change-info>
              <dc:creator>Unknown Author</dc:creator>
              <dc:date>2023-11-20T21:42:17.006000000</dc:date>
            </office:change-info>
            <text:p text:style-name="P1"><text:span text:style-name="T1"><text:s/></text:span></text:p>
          </text:deletion>
        </text:changed-region>
        <text:changed-region xml:id="ct1783895102352" text:id="ct1783895102352">
          <text:insertion>
            <office:change-info>
              <dc:creator>Unknown Author</dc:creator>
              <dc:date>2023-11-20T21:42:17.006000000</dc:date>
            </office:change-info>
          </text:insertion>
        </text:changed-region>
        <text:changed-region xml:id="ct1783895098272" text:id="ct1783895098272">
          <text:deletion>
            <office:change-info>
              <dc:creator>Unknown Author</dc:creator>
              <dc:date>2023-11-20T21:42:17.006000000</dc:date>
            </office:change-info>
            <text:p text:style-name="P1"><text:span text:style-name="T1">, subject to the following conditions:</text:span></text:p>
          </text:deletion>
        </text:changed-region>
        <text:changed-region xml:id="ct1783895094672" text:id="ct1783895094672">
          <text:deletion>
            <office:change-info>
              <dc:creator>Unknown Author</dc:creator>
              <dc:date>2023-11-20T21:42:17.006000000</dc:date>
            </office:change-info>
            <text:p text:style-name="P2"/>
            <text:p text:style-name="P2">The above copyright notice and this permission notice shall be included in all copies or substantial portions of the Software.</text:p>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yright &lt;YEAR&gt;<text:change text:change-id="ct1783895090592"/>&lt;COPYRIGHT HOLDER&gt;</text:p>
      <text:p text:style-name="P1"/>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text:change-start text:change-id="ct1783895102352"/>.<text:change-end text:change-id="ct1783895102352"/><text:change text:change-id="ct1783895098272"/></text:p>
      <text:p text:style-name="P1"><text:change text:change-id="ct1783895094672"/></text:p>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var wp--custom--typography--body--font-family" svg:font-family="'var wp--custom--typography--body--font-family',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0T21:41:05.896000000</meta:creation-date>
    <dc:date>2023-11-20T21:42:53.972000000</dc:date>
    <meta:editing-duration>PT1M51S</meta:editing-duration>
    <meta:editing-cycles>2</meta:editing-cycles>
    <meta:generator>LibreOffice/6.3.4.2$Windows_X86_64 LibreOffice_project/60da17e045e08f1793c57c00ba83cdfce946d0aa</meta:generator>
    <meta:document-statistic meta:table-count="0" meta:image-count="0" meta:object-count="0" meta:page-count="1" meta:paragraph-count="3" meta:word-count="140" meta:character-count="889" meta:non-whitespace-character-count="752"/>
  </office:meta>
</office:document-meta>
</file>